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bb9" officeooo:paragraph-rsid="000d8bb9"/>
    </style:style>
    <style:style style:name="P2" style:family="paragraph" style:parent-style-name="Standard">
      <style:text-properties officeooo:rsid="000d8bb9" officeooo:paragraph-rsid="000d8bb9" fo:background-color="#fff200"/>
    </style:style>
    <style:style style:name="T1" style:family="text">
      <style:text-properties officeooo:rsid="000d8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utorial-1 07-06-2020</text:p>
      <text:p text:style-name="Standard"/>
      <text:p text:style-name="Standard"><text:span text:style-name="T1">Zookeeper = </text:span>./bin/zookeeper-server-start.sh config/zookeeper.properties</text:p>
      <text:p text:style-name="Standard"/>
      <text:p text:style-name="Standard"><text:span text:style-name="T1">Server = </text:span>./bin/kafka-server-start.sh config/server.properties</text:p>
      <text:p text:style-name="Standard"/>
      <text:p text:style-name="Standard"><text:span text:style-name="T1">Topic Create = </text:span>./bin/kafka-topics.sh --zookeeper localhost:2181 --topic myfirst --create --replication-factor 1 --partitions 1</text:p>
      <text:p text:style-name="Standard"/>
      <text:p text:style-name="P1">List Topics = ./bin/kafka-topics.sh --list --zookeeper localhost:2181</text:p>
      <text:p text:style-name="P1"/>
      <text:p text:style-name="P1">Consumers = ./bin/kafka-console-consumer.sh --bootstrap-server localhost:9092 --topic myfirst –from-beginning</text:p>
      <text:p text:style-name="P1"/>
      <text:p text:style-name="P1">Producer = ./bin/kafka-console-producer.sh --broker-list localhost:9092 --topic myfirs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8:10:08.470428555</meta:creation-date>
    <dc:date>2020-06-07T18:20:29.147757393</dc:date>
    <meta:editing-duration>PT10M21S</meta:editing-duration>
    <meta:editing-cycles>1</meta:editing-cycles>
    <meta:document-statistic meta:table-count="0" meta:image-count="0" meta:object-count="0" meta:page-count="1" meta:paragraph-count="7" meta:word-count="56" meta:character-count="544" meta:non-whitespace-character-count="506"/>
    <meta:generator>LibreOffice/6.0.7.3$Linux_X86_64 LibreOffice_project/00m0$Build-3</meta:generator>
  </office:meta>
</office:document-meta>
</file>